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-LightCond" svg:font-family="HelveticaNeue-LightCond"/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6.763cm" fo:margin-left="10.248cm" fo:margin-right="-0.011cm" table:align="margins"/>
    </style:style>
    <style:style style:name="Table2.A" style:family="table-column">
      <style:table-column-properties style:column-width="3.14cm" style:rel-column-width="30425*"/>
    </style:style>
    <style:style style:name="Table2.B" style:family="table-column">
      <style:table-column-properties style:column-width="3.623cm" style:rel-column-width="35110*"/>
    </style:style>
    <style:style style:name="Table2.A1" style:family="table-cell">
      <style:table-cell-properties fo:padding="0cm" fo:border="none"/>
    </style:style>
    <style:style style:name="Table2.B2" style:family="table-cell" style:data-style-name="N37">
      <style:table-cell-properties fo:padding="0cm" fo:border="none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406cm" style:rel-column-width="9274*"/>
    </style:style>
    <style:style style:name="Tabelle1.B" style:family="table-column">
      <style:table-column-properties style:column-width="3.106cm" style:rel-column-width="11974*"/>
    </style:style>
    <style:style style:name="Tabelle1.C" style:family="table-column">
      <style:table-column-properties style:column-width="4.5cm" style:rel-column-width="17345*"/>
    </style:style>
    <style:style style:name="Tabelle1.D" style:family="table-column">
      <style:table-column-properties style:column-width="1.993cm" style:rel-column-width="7683*"/>
    </style:style>
    <style:style style:name="Tabelle1.E" style:family="table-column">
      <style:table-column-properties style:column-width="1.946cm" style:rel-column-width="7500*"/>
    </style:style>
    <style:style style:name="Tabelle1.F" style:family="table-column">
      <style:table-column-properties style:column-width="2.556cm" style:rel-column-width="9852*"/>
    </style:style>
    <style:style style:name="Tabelle1.G" style:family="table-column">
      <style:table-column-properties style:column-width="0.494cm" style:rel-column-width="190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G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A3" style:family="table-cell">
      <style:table-cell-properties fo:padding="0.097cm" fo:border-left="0.002cm solid #000000" fo:border-right="none" fo:border-top="none" fo:border-bottom="0.002cm solid #000000"/>
    </style:style>
    <style:style style:name="Tabelle1.5" style:family="table-row">
      <style:table-row-properties style:row-height="0.161cm"/>
    </style:style>
    <style:style style:name="Tabelle1.A6" style:family="table-cell">
      <style:table-cell-properties fo:padding="0.097cm" fo:border-left="0.002cm solid #000000" fo:border-right="none" fo:border-top="0.035cm solid #000000" fo:border-bottom="0.002cm solid #000000"/>
    </style:style>
    <style:style style:name="Tabelle1.G6" style:family="table-cell">
      <style:table-cell-properties fo:padding="0.097cm" fo:border-left="0.002cm solid #000000" fo:border-right="0.002cm solid #000000" fo:border-top="0.035cm solid #000000" fo:border-bottom="0.002cm solid #000000"/>
    </style:style>
    <style:style style:name="P1" style:family="paragraph" style:parent-style-name="Standard">
      <style:paragraph-properties fo:text-align="end" style:justify-single-word="false"/>
      <style:text-properties style:font-name="HelveticaNeue-LightCond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HelveticaNeue-LightCond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HelveticaNeue-LightCond" fo:font-size="8pt" style:font-size-asian="8pt" style:font-size-complex="8pt"/>
    </style:style>
    <style:style style:name="P4" style:family="paragraph" style:parent-style-name="Frame_20_contents">
      <style:text-properties style:font-name="HelveticaNeue-LightCond" fo:font-size="6pt" style:font-size-asian="6pt" style:font-size-complex="6pt"/>
    </style:style>
    <style:style style:name="P5" style:family="paragraph" style:parent-style-name="_5f_Sichtfenster_5f_Li">
      <style:text-properties style:font-name="HelveticaNeue-LightCond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9pt" style:font-size-asian="9pt" style:font-size-complex="9pt"/>
    </style:style>
    <style:style style:name="P8" style:family="paragraph" style:parent-style-name="Table_20_Contents">
      <style:text-properties style:font-name="HelveticaNeue-LightCond"/>
    </style:style>
    <style:style style:name="P9" style:family="paragraph" style:parent-style-name="Table_20_Contents">
      <style:text-properties style:font-name="HelveticaNeue-LightCond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HelveticaNeue-LightCond" fo:font-size="9pt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HelveticaNeue-LightCond"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HelveticaNeue-LightCond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 style:master-page-name="">
      <style:paragraph-properties style:page-number="auto" fo:break-after="page"/>
      <style:text-properties style:font-name="Arial" fo:font-size="9pt" style:font-size-asian="9pt" style:font-size-complex="9pt"/>
    </style:style>
    <style:style style:name="P14" style:family="paragraph" style:parent-style-name="Table_20_Heading">
      <style:text-properties style:font-name="HelveticaNeue-LightCond" fo:font-size="8pt" style:font-size-asian="8pt" style:font-size-complex="8pt"/>
    </style:style>
    <style:style style:name="P15" style:family="paragraph" style:parent-style-name="Table_20_Heading">
      <style:paragraph-properties fo:text-align="end" style:justify-single-word="false"/>
      <style:text-properties style:font-name="HelveticaNeue-LightCond" fo:font-size="8pt" style:font-size-asian="8pt" style:font-size-complex="8pt"/>
    </style:style>
    <style:style style:name="P16" style:family="paragraph" style:parent-style-name="Table_20_Heading">
      <style:paragraph-properties fo:text-align="start" style:justify-single-word="false"/>
      <style:text-properties style:font-name="HelveticaNeue-LightCond" fo:font-size="8pt" style:font-size-asian="8pt" style:font-size-complex="8pt"/>
    </style:style>
    <style:style style:name="P17" style:family="paragraph" style:parent-style-name="Text_20_body">
      <style:text-properties style:font-name="HelveticaNeue-LightCond"/>
    </style:style>
    <style:style style:name="P18" style:family="paragraph" style:parent-style-name="Standard">
      <style:text-properties style:font-name="HelveticaNeue-LightCond" fo:font-size="9pt" fo:font-weight="bold" style:font-size-asian="9pt" style:font-weight-asian="bold" style:font-size-complex="9pt" style:font-weight-complex="bold"/>
    </style:style>
    <style:style style:name="P19" style:family="paragraph" style:parent-style-name="Heading_20_1">
      <style:text-properties style:font-name="HelveticaNeue-LightCond"/>
    </style:style>
    <style:style style:name="P20" style:family="paragraph" style:parent-style-name="Heading_20_4">
      <style:text-properties style:font-name="HelveticaNeue-LightCond"/>
    </style:style>
    <style:style style:name="P21" style:family="paragraph" style:parent-style-name="Heading_20_4">
      <style:text-properties style:font-name="Arial"/>
    </style:style>
    <style:style style:name="T1" style:family="text">
      <style:text-properties style:font-name="HelveticaNeue-LightCond"/>
    </style:style>
    <style:style style:name="T2" style:family="text">
      <style:text-properties style:font-name="HelveticaNeue-LightCond" fo:font-size="8pt" style:font-size-asian="8pt" style:font-size-complex="8pt"/>
    </style:style>
    <style:style style:name="fr1" style:family="graphic" style:parent-style-name="Sichtfenster_5f_Links">
      <style:graphic-properties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 style:shadow="non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able_20_Contents"><text:text-input text:description="&lt;for each=&quot;o in objects&quot;&gt;">[for o]</text:text-input></text:p>
      <text:p text:style-name="Table_20_Contents"><text:text-input text:description="&lt;setLang(o.lang)&gt;">[setLang]</text:text-input></text:p>
      <text:p text:style-name="Table_20_Contents"/>
      <text:p text:style-name="Table_20_Contents"><draw:frame draw:style-name="fr1" draw:name="Rahmen1" text:anchor-type="paragraph" svg:x="0cm" svg:y="0.31cm" svg:width="8.5cm" draw:z-index="0"><draw:text-box fo:min-height="4.075cm"><text:p text:style-name="P5"><text:text-input text:description="&lt;o.name&gt;">Name</text:text-input><text:line-break/><text:text-input text:description="&lt;o.street&gt;">Straße</text:text-input><text:line-break/><text:text-input text:description="&lt;o.zip&gt;">PLZ</text:text-input> <text:text-input text:description="&lt;o.city&gt;">Stadt</text:text-input></text:p></draw:text-box></draw:frame><draw:frame draw:style-name="fr2" draw:name="Rahmen2" text:anchor-type="paragraph" svg:x="0cm" svg:y="-0.005cm" svg:width="8.481cm" draw:z-index="1"><draw:text-box fo:min-height="0.416cm"><text:p text:style-name="P4">ABS.: <text:text-input text:description="&lt;o.company_id.partner_id.name&gt;">Name</text:text-input>, <text:text-input text:description="&lt;o.company_id.partner_id.zip&gt;">PLZ</text:text-input> <text:text-input text:description="&lt;o.company_id.partner_id.city&gt;">City</text:text-input>, <text:text-input text:description="&lt;o.company_id.partner_id.street&gt;">Straße</text:text-input>, <text:text-input text:description="&lt;o.company_id.partner_id.country_id.name&gt;">Country</text:text-input></text:p></draw:text-box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<text:text-input text:description="&lt;_()&gt;">Mahnungsdatum: </text:text-input></text:p>
          </table:table-cell>
          <table:table-cell table:style-name="Table2.A1" office:value-type="string">
            <text:p text:style-name="P2"><text:text-input text:description="&lt;formatLang(time.strftime('%Y-%m-%d'),date=True)&gt;">[19.02.2014]</text:text-input>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B2">
            <text:p text:style-name="P3"/>
          </table:table-cell>
        </table:table-row>
        <table:table-row>
          <table:table-cell table:style-name="Table2.A1" office:value-type="string">
            <text:p text:style-name="P2"><text:text-input text:description="&lt;_()&gt;">Kunden Nr: </text:text-input></text:p>
          </table:table-cell>
          <table:table-cell table:style-name="Table2.A1" office:value-type="string">
            <text:p text:style-name="P2"><text:placeholder text:placeholder-type="text">&lt;o.ref&gt;</text:placeholder></text:p>
          </table:table-cell>
        </table:table-row>
        <table:table-row>
          <table:table-cell table:style-name="Table2.A1" office:value-type="string">
            <text:p text:style-name="P2"><text:text-input text:description="&lt;_()&gt;">Kunden-Ust ID: </text:text-input></text:p>
          </table:table-cell>
          <table:table-cell table:style-name="Table2.A1" office:value-type="string">
            <text:p text:style-name="P2"><text:placeholder text:placeholder-type="text">&lt;o.vat&gt;</text:placeholder></text:p>
          </table:table-cell>
        </table:table-row>
        <table:table-row>
          <table:table-cell table:style-name="Table2.A1" office:value-type="string">
            <text:p text:style-name="P2"><text:text-input text:description="&lt;_()&gt;">Ansprechpartner: </text:text-input></text:p>
          </table:table-cell>
          <table:table-cell table:style-name="Table2.A1" office:value-type="string">
            <text:p text:style-name="P2"><text:placeholder text:placeholder-type="text">&lt;o.user_id.name&gt;</text:placeholder></text:p>
          </table:table-cell>
        </table:table-row>
      </table:table>
      <text:h text:style-name="P19" text:outline-level="1"><text:text-input text:description="&lt;_()&gt;">Mahnungsübersicht</text:text-input></text:h>
      <text:h text:style-name="P20" text:outline-level="4"><text:text-input text:description="&lt;_()&gt;">Datum</text:text-input>: <text:text-input text:description="&lt;formatLang(time.strftime('%Y-%m-%d'),date=True)&gt;">[19.02.2014]</text:text-input></text:h>
      <text:h text:style-name="P21" text:outline-level="4"><text:span text:style-name="T2"><text:text-input text:description="&lt;_()&gt;">Kundenreferenz</text:text-input></text:span>: <text:span text:style-name="T1"><text:text-input text:description="&lt;o.ref or ' '&gt;">[ref]</text:text-input></text:span></text:h>
      <text:p text:style-name="P17"><text:text-input text:description="&lt;if test=&quot;getLines(o)&quot;&gt;">[if overdue]</text:text-input></text:p>
      <text:p text:style-name="P17"><text:text-input text:description="&lt;message(o, company)&gt;">Message goes here</text:text-input></text:p>
      <text:p text:style-name="P6"><text:span text:style-name="T1"><text:text-input text:description="&lt;/if&gt;">[/if overdue]</text:text-input></text:span><text:line-break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16"><text:text-input text:description="&lt;_()&gt;">Re. Datum</text:text-input></text:p>
          </table:table-cell>
          <table:table-cell table:style-name="Tabelle1.A1" office:value-type="string">
            <text:p text:style-name="P14"><text:text-input text:description="&lt;_()&gt;">Re. Nr.</text:text-input></text:p>
          </table:table-cell>
          <table:table-cell table:style-name="Tabelle1.A1" office:value-type="string">
            <text:p text:style-name="P14"><text:text-input text:description="&lt;_()&gt;">Fälligkeit Datum</text:text-input></text:p>
          </table:table-cell>
          <table:table-cell table:style-name="Tabelle1.A1" office:value-type="string">
            <text:p text:style-name="P15"><text:text-input text:description="&lt;_()&gt;">Re. Betrag</text:text-input></text:p>
          </table:table-cell>
          <table:table-cell table:style-name="Tabelle1.A1" office:value-type="string">
            <text:p text:style-name="P15"><text:text-input text:description="&lt;_()&gt;">bezahlt</text:text-input></text:p>
          </table:table-cell>
          <table:table-cell table:style-name="Tabelle1.A1" office:value-type="string">
            <text:p text:style-name="P15"><text:text-input text:description="&lt;_()&gt;">fällig</text:text-input></text:p>
          </table:table-cell>
          <table:table-cell table:style-name="Tabelle1.G1" office:value-type="string">
            <text:p text:style-name="P14"/>
          </table:table-cell>
        </table:table-row>
        <table:table-row>
          <table:table-cell table:style-name="Tabelle1.A2" table:number-columns-spanned="7" office:value-type="string">
            <text:p text:style-name="P8"><text:text-input text:description="&lt;for each=&quot;line in getLines(o)&quot;&gt;">[for line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3" office:value-type="string">
            <text:p text:style-name="P9"><text:text-input text:description="&lt;formatLang(line['date'],date=True)&gt;">[19.02.2014]</text:text-input></text:p>
          </table:table-cell>
          <table:table-cell table:style-name="Tabelle1.A3" office:value-type="string">
            <text:p text:style-name="P9"><text:text-input text:description="&lt;line.move_id.name&gt;">[name]</text:text-input></text:p>
          </table:table-cell>
          <table:table-cell table:style-name="Tabelle1.A3" office:value-type="string">
            <text:p text:style-name="P11"><text:text-input text:description="&lt;line['date_maturity'] and formatLang(line['date_maturity'],date=True) or ''&gt;">[19.02.2014]</text:text-input></text:p>
          </table:table-cell>
          <table:table-cell table:style-name="Tabelle1.A3" office:value-type="string">
            <text:p text:style-name="P11"><text:text-input text:description="&lt;(line['account_id']['type'] == 'receivable' and formatLang(line['debit'], currency_obj = company.currency_id) or 0) or (line['account_id']['type'] == 'payable' and formatLang(line['credit'] * -1, currency_obj = company.currency_id) or ' ')&gt;">[due]</text:text-input></text:p>
          </table:table-cell>
          <table:table-cell table:style-name="Tabelle1.A3" office:value-type="string">
            <text:p text:style-name="P11"><text:text-input text:description="&lt;(line['account_id']['type'] == 'receivable' and formatLang(line['credit'], currency_obj = company.currency_id) or 0) or (line['account_id']['type'] == 'payable' and formatLang(line['debit'] * -1, currency_obj = company.currency_id) or 0)&gt;">[paid]</text:text-input></text:p>
          </table:table-cell>
          <table:table-cell table:style-name="Tabelle1.A3" office:value-type="string">
            <text:p text:style-name="P11"><text:text-input text:description="&lt;(time.strftime('%Y-%m-%d') &gt; line['date_maturity']) and formatLang(line['debit'] - line['credit'], currency_obj = company.currency_id)&gt;">[mat]</text:text-input></text:p>
          </table:table-cell>
          <table:table-cell table:style-name="Tabelle1.A2" office:value-type="string">
            <text:p text:style-name="P10"><text:text-input text:description="&lt;line['blocked'] and 'X' or ''&gt;">[X]</text:text-input></text:p>
          </table:table-cell>
        </table:table-row>
        <table:table-row>
          <table:table-cell table:style-name="Tabelle1.A2" table:number-columns-spanned="7" office:value-type="string">
            <text:p text:style-name="P8"><text:text-input text:description="&lt;/for&gt;">[/for line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5">
          <table:table-cell table:style-name="Tabelle1.A2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6" table:number-columns-spanned="3" office:value-type="string">
            <text:p text:style-name="P11"><text:text-input text:description="&lt;_()&gt;">Zwischensumme</text:text-input>:</text:p>
          </table:table-cell>
          <table:covered-table-cell/>
          <table:covered-table-cell/>
          <table:table-cell table:style-name="Tabelle1.A6" office:value-type="string">
            <text:p text:style-name="P11"><text:text-input text:description="&lt;formatLang((reduce(lambda x, y: x + ((y['account_id']['type'] == 'receivable' and y['debit'] or 0) or (y['account_id']['type'] == 'payable' and y['credit'] * -1 or 0)), getLines(o), 0)))&gt;">[due]</text:text-input></text:p>
          </table:table-cell>
          <table:table-cell table:style-name="Tabelle1.A6" office:value-type="string">
            <text:p text:style-name="P11"><text:text-input text:description="&lt;formatLang((reduce(lambda x, y: x + ((y['account_id']['type'] == 'receivable' and y['credit'] or 0) or (y['account_id']['type'] == 'payable' and y['debit'] * -1 or 0)), getLines(o), 0)))&gt;">[paid]</text:text-input></text:p>
          </table:table-cell>
          <table:table-cell table:style-name="Tabelle1.A6" office:value-type="string">
            <text:p text:style-name="P11"><text:text-input text:description="&lt;formatLang((reduce(lambda x, y: x + (y['debit'] - y['credit']), filter(lambda x: x['date_maturity'] &lt; time.strftime('%Y-%m-%d'), getLines(o)), 0)), currency_obj=company.currency_id)&gt;">[mat]</text:text-input></text:p>
          </table:table-cell>
          <table:table-cell table:style-name="Tabelle1.G6" office:value-type="string">
            <text:p text:style-name="P9"/>
          </table:table-cell>
        </table:table-row>
        <table:table-row>
          <table:table-cell table:style-name="Tabelle1.A3" table:number-columns-spanned="3" office:value-type="string">
            <text:p text:style-name="P12"><text:text-input text:description="&lt;_()&gt;">Gesamtbetrag offen</text:text-input>:</text:p>
          </table:table-cell>
          <table:covered-table-cell/>
          <table:covered-table-cell/>
          <table:table-cell table:style-name="Tabelle1.A3" office:value-type="string">
            <text:p text:style-name="P11"><text:text-input text:description="&lt;formatLang((reduce(lambda x, y: x +(y['debit'] - y['credit']), getLines(o), 0)), currency_obj = company.currency_id)&gt;">[due]</text:text-input></text:p>
          </table:table-cell>
          <table:table-cell table:style-name="Tabelle1.A3" office:value-type="string">
            <text:p text:style-name="P9"/>
          </table:table-cell>
          <table:table-cell table:style-name="Tabelle1.A3" office:value-type="string">
            <text:p text:style-name="P9"/>
          </table:table-cell>
          <table:table-cell table:style-name="Tabelle1.A2" office:value-type="string">
            <text:p text:style-name="P9"/>
          </table:table-cell>
        </table:table-row>
      </table:table>
      <text:p text:style-name="P18"/>
      <text:p text:style-name="P7"/>
      <text:p text:style-name="P9"><text:text-input text:description="&lt;not getLines(o) and _('Keine offenen Zahlungen.') or ''&gt;">Nichts zu Mahnen </text:text-input></text:p>
      <text:p text:style-name="P13"/>
      <text:p text:style-name="Table_20_Contents"><text:text-input text:description="&lt;/for&gt;">[/for o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-LightCond" svg:font-family="HelveticaNeue-LightCond"/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v" fo:country="LV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lv" fo:country="LV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_5f_Sichtfenster_5f_Li" style:display-name="_Sichtfenster_Li" style:family="paragraph" style:parent-style-name="terp_5f_default_5f_9" style:master-page-name="">
      <style:paragraph-properties fo:margin-top="1cm" fo:margin-bottom="1cm" style:page-number="auto" style:shadow="none"/>
      <style:text-properties style:font-name="Arial1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Sichtfenster_5f_Links" style:display-name="Sichtfenster_Links" style:family="graphic" style:parent-style-name="Frame">
      <style:graphic-properties svg:width="8.5cm" fo:min-height="4.075cm" text:anchor-type="paragraph" svg:x="0cm" svg:y="0.22cm" fo:margin-left="0.201cm" fo:margin-right="0.201cm" fo:margin-top="0.201cm" fo:margin-bottom="0.201cm"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5:53:29</meta:creation-date>
    <dc:date>2014-03-05T08:16:57.79</dc:date>
    <meta:editing-duration>PT22H30M59S</meta:editing-duration>
    <meta:editing-cycles>61</meta:editing-cycles>
    <meta:generator>OpenOffice/4.0.1$Win32 OpenOffice.org_project/401m5$Build-9714</meta:generator>
    <dc:creator>Blendpunkt </dc:creator>
    <meta:document-statistic meta:table-count="2" meta:image-count="0" meta:object-count="0" meta:page-count="2" meta:paragraph-count="41" meta:word-count="68" meta:character-count="478"/>
  </office:meta>
</office:document-meta>
</file>